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4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labels</text:p>
          </table:table-cell>
        </table:table-row>
        <table:table-row table:style-name="ro1">
          <table:table-cell office:value-type="string" calcext:value-type="string">
            <text:p>https://towardsdatascience.com/what-does-an-ideal-data-scientists-profile-look-like-7d7bd78ff7ab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owardsdatascience.com/data-scientist-profiles-22505e4888db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365datascience.com/data-scientist-profile-2019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prospects.ac.uk/job-profiles/data-scientis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antanderglobaltech.com/en/perfiles-data-scientis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orkshiphq.com/data-scientist-profil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igdata-madesimple.com/data-scientist-profile-in-2019-education-and-skills-sets-of-1001-data-scientist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dataquest.io/blog/how-data-science-resume-cv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log.udacity.com/2014/11/data-science-job-skills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imarticus.org/data-scientist-profile-in-2019-education-and-skills-set-data-science-blog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penresource.suez.com/-/data-scientists-a-new-expert-profile-in-the-resource-revolution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<text:a xlink:href="https://www.analyticsvidhya.com/blog/2019/07/how-to-build-effective-data-science-resume-4-key-aspects/" xlink:type="simple">https://www.analyticsvidhya.com/blog/2019/07/how-to-build-effective-data-science-resume-4-key-aspects/</text:a>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uantwerpen.be/en/study/education-and-training/master-data-science/profil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ora.com/What-is-the-job-profile-of-Data-Scientis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ora.com/How-can-I-improve-my-LinkedIn-profile-to-get-a-data-scientist-job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projectosyo.wixsite.com/datadoubleconfirm/single-post/2019/02/07/The-Typical-Data-Scientist-Profile-in-2019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365datascience/a-peek-into-the-education-of-the-average-data-scientist-682b0612eef0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dwiaorg/articles/2017/06/02/candidate-profile-for-a-great-data-scientist.aspx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iadss.org/post/skill-set-analysis-on-linkedin-data-scientists-engineers-analysts-vs-job-posting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mckinsey.com/business-functions/mckinsey-analytics/careers/data-scientis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geeksforgeeks.org/jp-morgan-chase-co-jpmc-interview-experience-for-data-science-profil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datsciawards.com/awards/data-scientist-of-the-year/#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en.wikipedia.org/wiki/Data_scienc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as.com/en_us/insights/analytics/what-is-a-data-scientist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earchenterpriseai.techtarget.com/definition/data-scientis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edureka.co/blog/what-is-data-scienc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datascience.berkeley.edu/about/what-is-data-scienc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ora.com/What-is-data-scienc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innoarchitech.com/blog/what-is-data-science-does-data-scientist-do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@rinu.gour123/12-top-data-science-skills-want-to-be-a-data-scientist-in-2019-c14300dac257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owardsdatascience.com/the-most-in-demand-skills-for-data-scientists-4a4a8db896db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implilearn.com/what-skills-do-i-need-to-become-a-data-scientist-articl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hebalancecareers.com/list-of-data-scientist-skills-2062381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echrepublic.com/article/top-5-tech-skills-data-scientists-need-and-how-to-learn-them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ora.com/What-are-the-skills-needed-for-a-data-scientist-job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365datascience.com/5-skills-data-science-job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mastersindatascience.org/data-scientist-skill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cio.com/article/3263790/the-essential-skills-and-traits-of-an-expert-data-scientist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nalyticstraining.com/5-must-skills-need-become-data-scientis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hinkful.com/blog/4-skills-you-need-to-become-a-data-scientis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ubuntupit.com/best-20-data-scientist-skills-that-you-need-to-get-data-science-job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echopedia.com/college-grads-need-these-data-science-skills/2/33951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cvcompiler.com/blog/how-to-become-more-marketable-as-a-data-scientis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elu.nl/6-most-sought-after-data-science-skills-to-pick-up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ableau.com/learn/articles/data-science-skill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nalyticsindiamag.com/9-skills-a-data-scientist-must-have-to-land-a-job-aim-skills-study-2019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agnimindacademy.com/become-a-data-scientis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dataquest.io/blog/career-guide-data-science-option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dataquest.io/blog/how-to-be-a-great-data-scientis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computerscience.org/careers/data-scienc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data36.com/learning-data-scienc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forbes.com/sites/louiscolumbus/2019/04/14/how-to-get-your-data-scientist-career-started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datasciencecentral.com/profiles/blogs/what-are-the-prerequisite-skills-required-to-become-a-data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geteducated.com/careers/how-to-become-a-data-scientis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hackr.io/blog/become-data-analyst-with-no-experienc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datanami.com/2019/08/22/skills-are-critical-in-data-science-job-hun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tudy.com/articles/data_scientist_education_skills_training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burtchworks.com/2019/03/04/breaking-into-analytics-data-science-skills-tools-to-learn-how-to-transition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cleverism.com/job-profiles/senior-data-scientis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bernardmarr.com/default.asp?contentID=962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log.usejournal.com/post-3-ds-skillsets-d44babc1aadc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getsmarter.com/blog/career-advice/functions-of-a-data-scientis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propulsion.academy/blog/data-scientists-and-analysts-skill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<text:a xlink:href="https://imarticus.org/7-key-skills-required-for-machine-learning-jobs/" xlink:type="simple">https://imarticus.org/7-key-skills-required-for-machine-learning-jobs/</text:a>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lockgeeks.com/guides/5-skills-machine-learning-job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echrepublic.com/article/top-5-skills-needed-to-become-a-machine-learning-engineer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ora.com/What-skills-are-needed-for-machine-learning-job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igdata-madesimple.com/7-key-skills-required-for-machine-learning-job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edureka.co/blog/machine-learning-engineer-skill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dzone.com/articles/9-skills-to-transition-into-ai-developmen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itcareerfinder.com/brain-food/blog/entry/skills-you-need-to-land-a-machine-learning-job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techgenix.com/machine-learning-career-skill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implilearn.com/machine-learning-and-deep-learning-skills-to-master-articl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@matthewmcateer/journey-to-ml-part-2-skills-of-a-marketable-machine-learning-engineer-dcff8b240e21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beirut-ai/all-you-need-to-know-to-break-into-the-data-world-and-machine-learning-a2c3bd3879ac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indmajix.com/what-skills-needed-for-machine-learning-job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forbes.com/sites/quora/2017/09/29/which-skills-are-most-valuable-in-machine-learning/#6aa927ec7c43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knowledgehut.com/blog/data-science/machine-learning-skill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insights.dice.com/2018/10/05/machine-learning-jobs-skills-needed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freecodecamp.org/news/how-to-cut-through-the-ai-hype-to-become-a-machine-learning-engineer-b0d2c5e4ae02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achinelearningmastery.com/how-to-demonstrate-basic-deep-learning-competenc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ecominghuman.ai/why-learning-python-is-important-for-machine-learning-aspirants-a97c5ec0629a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pringboard.com/blog/how-to-become-a-machine-learning-engineer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resources.workable.com/machine-learning-engineer-job-description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henextweb.com/contributors/2018/11/30/how-to-get-a-job-working-with-artificial-intelligence-machine-learning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prospects.ac.uk/job-profiles/machine-learning-engineer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as.com/en_us/insights/analytics/machine-learning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edentechlabs.io/post/5-key-skills-required-for-machine-learning-job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political.co/solution_article/want-to-know-what-future-job-skills-we-need-machine-learning-can-help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nalyticsindiamag.com/15-machine-learning-tools-for-ml-enthusiasts-to-hone-their-skill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kdnuggets.com/2018/12/learning-machine-learning-data-science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marktechpost.com/2019/01/23/becoming-a-successful-artificial-intelligence-engineer-skills-needed-and-relevant-courses-to-tak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ngel.co/company/hehsiot/jobs/460188-senior-level-machine-learning-algorithm-developer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hackernoon.com/10-machine-learning-data-science-and-deep-learning-courses-for-programmers-7edc56078cd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elitedatascience.com/learn-machine-learning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freelancermap.com/freelancer-tips/12479-what-does-ai-engineer-do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greatlearning.in/blog/5-must-haves-machine-learning-resum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globaltechcouncil.org/machine-learning/top-five-skills-required-to-become-a-machine-learning-exper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jobs.apple.com/en-us/details/200029136/machine-learning-engineer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houseofbots.com/news-detail/2604-1-key-skills-required-for-machine-learning-job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information-age.com/ai-machine-learning-skills-123482723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medscape.com/viewarticle/916444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roberthalf.com/blog/the-future-of-work/how-to-become-a-machine-learning-engineer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dev.to/javinpaul/10-data-science-and-machine-learning-courses-for-programmers-looking-to-switch-career-57kd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jobs.lever.co/epirus/743c79e1-0018-4972-ab08-b042e33dcf89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rantorinc.com/blog/digital-skills/5-data-science-machine-learning-career-trends-2019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financialexpress.com/industry/five-skills-you-need-to-make-a-career-in-machine-learning/1456765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teelkiwi.com/blog/python-for-ai-and-machine-learning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upgrad.com/blog/how-to-become-a-machine-learning-engineer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cio.com/article/3293019/the-outlook-for-machine-learning-in-tech-ml-and-ai-skills-in-high-demand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analyticsvidhya.com/blog/2018/07/mystory-became-a-machine-learning-expert-10-month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owardsdatascience.com/my-journey-into-deep-learning-c66e6ef2a317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owardsdatascience.com/10-machine-learning-methods-that-every-data-scientist-should-know-3cc96e0eeee9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cs-math/5b65b548069b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venturebeat.com/2014/04/01/data-scientists-need-their-own-github-here-are-four-of-the-bes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treycausey.com/getting_started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www.dbms2.com/2014/04/30/spark-on-fir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vimeo.com/91794551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www.kdnuggets.com/2014/04/elusive-data-scientists-driving-high-salaries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www.kurzweilai.net/deep-learning-jurgen-schmidhuber-1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www.fastcolabs.com/3030063/why-the-r-programming-language-is-good-for-busines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shakthydoss.com/what-is-the-difference-between-artificial-intelligence-machine-learning-statistics-and-data-mining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www.datascienceweekly.org/blog/16-what-data-scientists-reading-and-why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kdnuggets.com/2017/07/advice-younger-data-scientist-self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kdnuggets.com/2017/07/getting-started-python-data-analysis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he-scientist.com/news-opinion/what-your-dna-cant-tell-you-66523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nGrnKy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ature.com/articles/d41586-019-02935-4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backreaction.blogspot.com/2019/10/has-reductionism-run-its-course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trategypage.com/on_point/2019073020136.aspx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tatnews.com/2019/06/19/what-if-ai-in-health-care-is-next-asbesto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bubble-experiment-finds-universal-laws-20190731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how-to-turn-a-quantum-computer-into-the-ultimate-randomness-generator-20190619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as.org/reports/the-irreproducibility-crisis-of-modern-scienc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mericanmind.org/discourse/bad-science-makes-for-bad-governmen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mericanmind.org/essays/skepticism-experience-and-scienc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artificial-intelligence-takes-on-earthquake-prediction-20190919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ytimes.com/2018/07/07/business/economy/algorithm-fashion-jobs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academia.edu/37221402/THE_STATISTICAL_CONSEQUENCES_OF_FAT_TAILS_TECHNICAL_INCERTO_COLLECTION_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johndcook.com/blog/2018/07/17/attribution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eti.org/press-release/artificial-intelligence-helps-find-new-fast-radio-burst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owardsdatascience.com/the-most-powerful-idea-in-data-science-78b9cd451e72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eng.uber.com/uscs-apache-spark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sa63m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DvHFhV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the-subtle-art-of-the-mathematical-conjecture-20190507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fzygMw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leapsmag.com/our-genetically-engineered-future-is-closer-than-you-think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heguardian.com/science/2019/may/15/cambridge-scientists-create-worlds-first-living-organism-with-fully-redesigned-dna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logs.sciencemag.org/pipeline/archives/2019/05/13/the-downside-of-chemistry-automation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eon.co/essays/bring-back-science-and-philosophy-as-natural-philosophy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how-the-evercrypt-library-creates-hacker-proof-cryptography-20190402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rstechnica.com/science/2019/07/brains-scale-better-than-cpus-so-intel-is-building-brain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pectrum.ieee.org/tech-talk/robotics/artificial-intelligence/intels-neuromorphic-system-hits-8-million-neurons-100-million-coming-by-2020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project-syndicate.org/commentary/cryptocurrency-exchanges-are-financial-scams-by-nouriel-roubini-2019-07?a_la=english&amp;a_d=5d2df6a5dbadc630a41f6ccf&amp;a_m=&amp;a_a=click&amp;a_s=&amp;a_p=homepage&amp;a_li=cryptocurrency-exchanges-are-financial-scams-by-nouri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news.mit.edu/2019/how-brain-complex-decisions-0516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gfVwZC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xazTx4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ciencenews.org/article/new-ai-acquired-humanlike-number-sense-its-own?tgt=nr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cience.sciencemag.org/content/early/2019/07/10/science.aay2400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ytimes.com/2019/07/13/technology/databases-faces-facial-recognition-technology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leapsmag.com/scientists-doubt-whether-dna-based-dating-apps-can-help-users-find-lov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axios.com/what-apple-facebook-and-google-each-mean-by-privacy-e2d82692-49bf-4a73-971c-b0bf62d3b2b9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wsj.com/articles/nba-technology-coaches-are-computers-11563478009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quantum-supremacy-is-coming-heres-what-you-should-know-20190718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acsh.org/news/2019/07/17/disease-x-which-plague-coming-next-14164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project-syndicate.org/commentary/ai-utopia-post-work-social-contract-by-sami-mahroum-2019-07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pr.org/sections/health-shots/2019/05/22/723582726/scientists-modify-viruses-with-crispr-to-create-new-weapon-against-superbug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news.uchicago.edu/story/scientists-break-record-highest-temperature-superconductor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ec.europa.eu/digital-single-market/en/news/ethics-guidelines-trustworthy-ai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a-unified-theory-of-randomness-20160802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mackinac.org/OvertonWindow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everipedia.org/wiki/lang_en/four-quadrant-model-eric-weinstein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backreaction.blogspot.com/2019/06/quantum-supremacy-what-is-it-and-what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jamanetwork.com/journals/jama/fullarticle/2730486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ft.com/content/fd3d885c-579d-11e9-a3db-1fe89bedc16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heness.com/neurologicablog/index.php/deep-learning-is-changing-the-world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ature.com/articles/d41586-019-01040-w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cience20.com/hank_campbell/why_advertising_doesnt_work_very_well_people_profiled_by_demographics_actually_agree_on_little-238117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where-proof-evidence-and-imagination-intersect-in-math-20190314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fivethirtyeight.com/features/where-the-algorithms-cant-find-you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3-d-fractals-offer-clues-to-complex-systems-20170103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ature.com/articles/d41586-019-01307-2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nautil.us/blog/the-problem-with-the-way-scientists-study-reason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nautil.us/blog/the-problem-with-the-way-scientists-study-reason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datascienceassn.org/content/graduate-degrees-online-courses-data-science-and-advanced-analytic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dP8Aju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how-artificial-intelligence-is-changing-science-20190311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vox.com/science-and-health/2019/3/15/18264314/ai-artificial-intelligence-deep-medicine-health-car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echnologyreview.com/s/612764/giving-algorithms-a-sense-of-uncertainty-could-make-them-more-ethical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firstthings.com/article/2010/08/the-god-of-the-mathematician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computer-scientists-expand-the-frontier-of-verifiable-knowledge-20190523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computer-scientists-expand-the-frontier-of-verifiable-knowledge-20190523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politico.com/story/2019/05/25/how-silicon-valley-gamed-the-worlds-toughest-privacy-rules-1466148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echxplore.com/news/2019-05-human-like-driverless-car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ingularityhub.com/2019/04/26/5-ai-breakthroughs-well-likely-see-in-the-next-5-years/#sm.001y7pymn12eadqaqo11m6k6r4ayu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futurism.com/stanford-scientist-ear-gadgets-monitor-brain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pectrum.ieee.org/consumer-electronics/audiovideo/hearables-will-monitor-your-brain-and-body-to-augment-your-lif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pectrum.ieee.org/biomedical/diagnostics/how-ibm-watson-overpromised-and-underdelivered-on-ai-health-car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gkxVdd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hrw.org/report/2019/05/01/chinas-algorithms-repression/reverse-engineering-xinjiang-police-mass-surveillanc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he-scientist.com/editorial/cerebral-inception-65757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heintercept.com/2019/05/05/forensic-evidence-aafs-junk-scienc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xUxsHP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keith.seas.harvard.edu/files/tkg/files/28.keith_.2000.earthnotanartifiact.e.pdf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realclearscience.com/articles/2019/05/07/forget_the_anthropocene_weve_entered_the_synthetic_age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city-journal.org/next-energy-revolution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nautil.us/blog/new-evidence-for-the-geometry-of-though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aeon.co/ideas/believing-without-evidence-is-always-morally-wrong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acsh.org/news/2017/12/29/will-lawyers-destroy-science-12340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Pq8jHG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echnologyreview.com/s/612997/the-crispr-twins-had-their-brains-altered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reason.com/blog/2019/02/21/roundup-ready-cancer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realclearscience.com/articles/2019/02/22/scientists_create_synthetic_dna_with_four_extra_letters_110896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clever-machines-learn-how-to-be-curious-20170919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nautil.us/issue/54/the-unspoken/the-trouble-with-scientists-rp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deep-learning-puzzle-solution-20171103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scientificamerican.com/article/mail-order-crispr-kits-allow-absolutely-anyone-to-hack-dna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xfD29Y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oaa.gov/media-release/noaa-to-develop-new-global-weather-mode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heatlantic.com/science/archive/2019/02/bigsi-search-bacteria-dna/581977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realclearpolicy.com/articles/2019/01/23/protect_privacy_without_destroying_innovation_111002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realpython.com/data-science-podcast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journalofethics.ama-assn.org/article/should-artificial-intelligence-augment-medical-decision-making-case-autonomy-algorithm/2018-09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a-theory-of-reality-as-more-than-the-sum-of-its-parts-20170601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echnologyreview.com/s/602933/how-to-hold-algorithms-accountabl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fs.blog/smart-decision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bloomberg.com/graphics/2017-wall-street-robot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futurism.com/crowdsourced-morality-could-determine-the-ethics-of-artificial-intelligenc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wired.com/story/ai-experts-want-to-end-black-box-algorithms-in-governmen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ature.com/articles/s41598-017-12589-9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gov.uk/government/publications/growing-the-artificial-intelligence-industry-in-the-uk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ewscientist.com/article/2151032-googles-quantum-computing-plans-threatened-by-ibm-curveball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economist.com/leaders/2018/05/31/does-chinas-digital-police-state-have-echoes-in-the-wes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theconversation.com/were-not-prepared-for-the-genetic-revolution-thats-coming-96574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wired.com/story/data-propria-data-cambridge-analytica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horizon-magazine.eu/article/theory-predictive-brain-important-evolution-prof-lars-muckli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science.sciencemag.org/content/362/6419/1140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dwavesys.com/press-releases/d-wave-launches-leap-first-real-time-quantum-application-environmen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dailymail.co.uk/news/article-6465037/Shocking-extent-big-firms-harvest-data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heatlantic.com/science/archive/2018/12/15-worrying-things-about-crispr-babies-scandal/577234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dKF8qx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ature.com/immersive/d41586-018-07683-5/index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milestone-experiment-proves-quantum-communication-really-is-faster-20181219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theconversation.com/silicon-valleys-quest-for-immortality-and-its-worrying-sacrifices-101405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outline.com/TpLau7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analyticsinsight.net/applying-for-a-data-science-job-here-is-how-your-resume-will-stand-out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lideslive.com/38909718/inference-metalearning-the-core-of-recursively-selfimproving-agi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outline.com/Y9jLXf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@GaryMarcus/bengio-v-marcus-and-the-past-present-and-future-of-neural-network-models-of-language-b4f795ff352b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@GaryMarcus/the-deepest-problem-with-deep-learning-91c5991f5695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foundations-built-for-a-general-theory-of-neural-networks-20190131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nautil.us/issue/68/context/what-impossible-meant-to-feynman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blogs.discovermagazine.com/d-brief/2019/01/31/sleep-learning-is-real-brain-vocabulary/?utm#.XFm9w2hKjn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logs.scientificamerican.com/observations/the-myth-of-genetic-superbabie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big-datas-mathematical-mysteries-20151203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leapsmag.com/whats-the-right-way-to-regulate-gene-edited-crop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heguardian.com/technology/2018/nov/15/fake-fingerprints-can-imitate-real-fingerprints-in-biometric-systems-research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economist.com/graphic-detail/2018/07/26/python-is-becoming-the-worlds-most-popular-coding-languag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mckinsey.com/featured-insights/artificial-intelligence/notes-from-the-ai-frontier-applications-and-value-of-deep-learning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ature.com/articles/s42256-018-0002-3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nature.com/articles/d41586-019-00012-4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to-build-truly-intelligent-machines-teach-them-cause-and-effect-20180515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www.cebglobal.com/talentdaily/coming-age-of-employee-monitoring-tech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outline.com/jMxhwt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www.dailymail.co.uk/news/article-5729225/Police-facial-recognition-used-help-catch-criminals-risks-damaging-public-trust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pectrum.ieee.org/tech-talk/semiconductors/devices/searching-for-the-perfect-neuron-for-ai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www.aies-conference.com/wp-content/papers/main/AIES_2018_paper_13.pdf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outline.com/2U7yKz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psychologytoday.com/us/blog/the-future-brain/201810/new-theory-intelligence-may-disrupt-ai-and-neuroscienc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physicsworld.com/a/discovery-of-magic-angle-graphene-that-behaves-like-a-high-temperature-superconductor-is-physics-world-2018-breakthrough-of-the-year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atlas-ml/state-of-deep-learning-h2-2018-review-cc3e490f1679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log.modeanalytics.com/dont-choose-dashboard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@josh.temple/automated-testing-in-the-modern-data-warehouse-d5a251a866af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hackernoon.com/machine-learning-is-the-emperor-wearing-clothes-59933d12a3cc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marketwatch.com/story/a-data-scientist-cracks-the-code-to-landing-on-the-new-york-times-best-seller-list-2018-11-28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pectrum.ieee.org/nanoclast/semiconductors/materials/brains-improved-by-graphene-are-on-the-horizon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realclearpolicy.com/articles/2018/10/25/understanding_data_privacy_110877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voxeu.org/article/cost-data-protectionism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csicop.org/specialarticles/show/is_that_science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outline.com/HUceEm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t.co/p1CXsUrcZk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he-scientist.com/features/the-biological-roots-of-intelligence-64931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quantamagazine.org/without-a-proof-mathematicians-wonder-how-much-evidence-is-enough-20181031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eng.uber.com/michelangelo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exxeta.github.io/2018/10/forecast_sales_in_retail?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www.technologyreview.com/s/612458/exclusive-chinese-scientists-are-creating-crispr-babie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realclearscience.com/articles/2018/11/26/junk_science_has_become_a_profitable_industry_110810.html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spectrum.ieee.org/view-from-the-valley/at-work/tech-careers/desperate-for-data-scientists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jamiehalesblog.blogspot.com/2018/10/100-cognitive-biases.html?m=1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moreincommon.com/hidden-tribe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datadriveninvestor/you-say-you-want-statistical-significance-aefc35aa377f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technologyreview.com/s/611832/future-elections-may-be-swayed-by-intelligent-weaponized-chatbots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://journals.sagepub.com/doi/10.1177/2515245917747646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jamanetwork.com/journals/jama/fullarticle/2698337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<text:a xlink:href="http://outline.com/HDuMrz" xlink:type="simple">http://outline.com/HDuMrz</text:a>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www.altexsoft.com/blog/datascience/choosing-an-open-source-machine-learning-framework-tensorflow-theano-torch-scikit-learn-caffe/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hackernoon.com/why-businesses-fail-at-machine-learning-fbff41c4d5db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blog.insightdatascience.com/how-to-deliver-on-machine-learning-projects-c8d82ce642b0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https://medium.com/ssense-tech/oh-youre-a-data-something-the-misunderstood-role-of-a-data-engineer-5856a216f240</text:p>
          </table:table-cell>
          <table:table-cell/>
        </table:table-row>
        <table:table-row table:style-name="ro1">
          <table:table-cell office:value-type="string" calcext:value-type="string">
            <text:p>https://livefreeordichotomize.com/2019/06/04/using_awk_and_r_to_parse_25tb/</text:p>
          </table:table-cell>
          <table:table-cell/>
        </table:table-row>
        <table:table-row table:style-name="ro1">
          <table:table-cell office:value-type="string" calcext:value-type="string">
            <text:p>https://towardsdatascience.com/python-vs-sql-comparison-for-data-pipelines-8ca727b34032</text:p>
          </table:table-cell>
          <table:table-cell/>
        </table:table-row>
        <table:table-row table:style-name="ro1">
          <table:table-cell office:value-type="string" calcext:value-type="string">
            <text:p>https://blog.fishtownanalytics.com/does-my-startup-data-team-need-a-data-engineer-b6f4d68d7da9</text:p>
          </table:table-cell>
          <table:table-cell/>
        </table:table-row>
        <table:table-row table:style-name="ro1">
          <table:table-cell office:value-type="string" calcext:value-type="string">
            <text:p>https://multithreaded.stitchfix.com/blog/2018/09/05/datahighway/</text:p>
          </table:table-cell>
          <table:table-cell/>
        </table:table-row>
        <table:table-row table:style-name="ro1">
          <table:table-cell office:value-type="string" calcext:value-type="string">
            <text:p>https://medium.com/@hoffa/bigquery-optimized-cluster-your-tables-65e2f684594b</text:p>
          </table:table-cell>
          <table:table-cell/>
        </table:table-row>
        <table:table-row table:style-name="ro1">
          <table:table-cell office:value-type="string" calcext:value-type="string">
            <text:p>https://segment.com/blog/goodbye-microservices/</text:p>
          </table:table-cell>
          <table:table-cell/>
        </table:table-row>
        <table:table-row table:style-name="ro1">
          <table:table-cell office:value-type="string" calcext:value-type="string">
            <text:p>https://medium.com/@rchang/a-beginners-guide-to-data-engineering-the-series-finale-2cc92ff14b0</text:p>
          </table:table-cell>
          <table:table-cell/>
        </table:table-row>
        <table:table-row table:style-name="ro1">
          <table:table-cell office:value-type="string" calcext:value-type="string">
            <text:p>https://mode.com/blog/future-of-data-engineering-jasmine-tsai/</text:p>
          </table:table-cell>
          <table:table-cell/>
        </table:table-row>
        <table:table-row table:style-name="ro1">
          <table:table-cell office:value-type="string" calcext:value-type="string">
            <text:p>https://medium.com/teads-engineering/give-meaning-to-100-billion-analytics-events-a-day-d6ba09aa8f44</text:p>
          </table:table-cell>
          <table:table-cell/>
        </table:table-row>
        <table:table-row table:style-name="ro1">
          <table:table-cell office:value-type="string" calcext:value-type="string">
            <text:p>https://mode.com/blog/industry-leaders-future-of-data-tooling/</text:p>
          </table:table-cell>
          <table:table-cell/>
        </table:table-row>
        <table:table-row table:style-name="ro1">
          <table:table-cell office:value-type="string" calcext:value-type="string">
            <text:p>https://towardsdatascience.com/a-beginners-guide-to-data-engineering-part-ii-47c4e7cbda71</text:p>
          </table:table-cell>
          <table:table-cell/>
        </table:table-row>
        <table:table-row table:style-name="ro1">
          <table:table-cell office:value-type="string" calcext:value-type="string">
            <text:p>https://medium.com/@expectgreatdata/down-with-pipeline-debt-introducing-great-expectations-862ddc46782a</text:p>
          </table:table-cell>
          <table:table-cell/>
        </table:table-row>
        <table:table-row table:style-name="ro1">
          <table:table-cell office:value-type="string" calcext:value-type="string">
            <text:p>https://medium.com/@Elijah_Meeks/what-is-a-senior-data-visualization-engineer-eb032996297</text:p>
          </table:table-cell>
          <table:table-cell/>
        </table:table-row>
        <table:table-row table:style-name="ro1">
          <table:table-cell office:value-type="string" calcext:value-type="string">
            <text:p>https://medium.com/@rchang/a-beginners-guide-to-data-engineering-part-i-4227c5c457d7</text:p>
          </table:table-cell>
          <table:table-cell/>
        </table:table-row>
        <table:table-row table:style-name="ro1">
          <table:table-cell office:value-type="string" calcext:value-type="string">
            <text:p>https://mode.com/blog/scaling-event-tables-with-redshift-spectrum/</text:p>
          </table:table-cell>
          <table:table-cell/>
        </table:table-row>
        <table:table-row table:style-name="ro1">
          <table:table-cell office:value-type="string" calcext:value-type="string">
            <text:p>https://blog.capitalplanning.nyc/apache-airflow-for-the-confused-b588935669df</text:p>
          </table:table-cell>
          <table:table-cell/>
        </table:table-row>
        <table:table-row table:style-name="ro1">
          <table:table-cell office:value-type="string" calcext:value-type="string">
            <text:p>https://labs.spotify.com/2017/10/16/big-data-processing-at-spotify-the-road-to-scio-part-1/</text:p>
          </table:table-cell>
          <table:table-cell/>
        </table:table-row>
        <table:table-row table:style-name="ro1">
          <table:table-cell office:value-type="string" calcext:value-type="string">
            <text:p>http://www.stephenlevin.co/segment-vs-fivetran-vs-stitch-which-data-ingest-should-you-use/</text:p>
          </table:table-cell>
          <table:table-cell/>
        </table:table-row>
        <table:table-row table:style-name="ro1">
          <table:table-cell office:value-type="string" calcext:value-type="string">
            <text:p>https://zulily-tech.com/2017/10/03/zata-zulily-data-access-service/amp/</text:p>
          </table:table-cell>
          <table:table-cell/>
        </table:table-row>
        <table:table-row table:style-name="ro1">
          <table:table-cell office:value-type="string" calcext:value-type="string">
            <text:p>https://medium.com/@maximebeauchemin/the-rise-of-the-data-engineer-91be18f1e603</text:p>
          </table:table-cell>
          <table:table-cell/>
        </table:table-row>
        <table:table-row table:style-name="ro1">
          <table:table-cell office:value-type="string" calcext:value-type="string">
            <text:p>https://www.stitchdata.com/resources/reports/the-state-of-data-engineering/</text:p>
          </table:table-cell>
          <table:table-cell/>
        </table:table-row>
        <table:table-row table:style-name="ro1">
          <table:table-cell office:value-type="string" calcext:value-type="string">
            <text:p>https://blog.acolyer.org/2016/07/12/goods-organizing-googles-datasets/</text:p>
          </table:table-cell>
          <table:table-cell/>
        </table:table-row>
        <table:table-row table:style-name="ro1">
          <table:table-cell office:value-type="string" calcext:value-type="string">
            <text:p>https://medium.com/netflix-techblog/building-and-scaling-data-lineage-at-netflix-to-improve-data-infrastructure-reliability-and-1a52526a7977</text:p>
          </table:table-cell>
          <table:table-cell/>
        </table:table-row>
        <table:table-row table:style-name="ro1">
          <table:table-cell office:value-type="string" calcext:value-type="string">
            <text:p>https://www.1843magazine.com/features/deepmind-and-google-the-battle-to-control-artificial-intelligence?utm_campaign=Data_Elixir&amp;utm_source=Data_Elixir_226</text:p>
          </table:table-cell>
          <table:table-cell/>
        </table:table-row>
        <table:table-row table:style-name="ro1">
          <table:table-cell office:value-type="string" calcext:value-type="string">
            <text:p>https://www.coriers.com/learning-data-science-our-favorite-resources-from-free-to-not/</text:p>
          </table:table-cell>
          <table:table-cell/>
        </table:table-row>
        <table:table-row table:style-name="ro1">
          <table:table-cell office:value-type="string" calcext:value-type="string">
            <text:p>https://towardsdatascience.com/object-detection-with-10-lines-of-code-d6cb4d86f606</text:p>
          </table:table-cell>
          <table:table-cell/>
        </table:table-row>
        <table:table-row table:style-name="ro1">
          <table:table-cell office:value-type="string" calcext:value-type="string">
            <text:p>https://blog.sicara.com/using-airflow-with-celery-workers-54cb5212d405</text:p>
          </table:table-cell>
          <table:table-cell/>
        </table:table-row>
        <table:table-row table:style-name="ro1">
          <table:table-cell office:value-type="string" calcext:value-type="string">
            <text:p>https://ai.googleblog.com/2019/04/capturing-special-video-moments-with.html</text:p>
          </table:table-cell>
          <table:table-cell/>
        </table:table-row>
        <table:table-row table:style-name="ro1">
          <table:table-cell office:value-type="string" calcext:value-type="string">
            <text:p>https://eng.uber.com/hdfs-file-format-apache-spark/</text:p>
          </table:table-cell>
          <table:table-cell/>
        </table:table-row>
        <table:table-row table:style-name="ro1">
          <table:table-cell office:value-type="string" calcext:value-type="string">
            <text:p>https://www.oreilly.com/ideas/you-created-a-machine-learning-application-now-make-sure-its-secure?utm_campaign=Data_Elixir&amp;utm_source=Data_Elixir_223</text:p>
          </table:table-cell>
          <table:table-cell/>
        </table:table-row>
        <table:table-row table:style-name="ro1">
          <table:table-cell office:value-type="string" calcext:value-type="string">
            <text:p>https://medium.com/uptake-tech/developing-a-data-science-career-framework-2d2c61e7f6a1</text:p>
          </table:table-cell>
          <table:table-cell/>
        </table:table-row>
        <table:table-row table:style-name="ro1">
          <table:table-cell office:value-type="string" calcext:value-type="string">
            <text:p>https://www.kaggle.com/tentotheminus9/what-causes-heart-disease-explaining-the-model/notebook?utm_medium=email&amp;utm_source=intercom&amp;utm_campaign=datanotes-2019</text:p>
          </table:table-cell>
          <table:table-cell/>
        </table:table-row>
        <table:table-row table:style-name="ro1">
          <table:table-cell office:value-type="string" calcext:value-type="string">
            <text:p>https://channels.theinnovationenterprise.com/articles/don-t-underestimate-your-data-engineer</text:p>
          </table:table-cell>
          <table:table-cell/>
        </table:table-row>
        <table:table-row table:style-name="ro1">
          <table:table-cell office:value-type="string" calcext:value-type="string">
            <text:p>https://www.datanami.com/2019/03/05/data-engineering-continues-to-move-the-employment-needle/</text:p>
          </table:table-cell>
          <table:table-cell/>
        </table:table-row>
        <table:table-row table:style-name="ro1">
          <table:table-cell office:value-type="string" calcext:value-type="string">
            <text:p>https://medium.com/ssense-tech/oh-youre-a-data-something-the-misunderstood-role-of-a-data-engineer-5856a216f240</text:p>
          </table:table-cell>
          <table:table-cell/>
        </table:table-row>
        <table:table-row table:style-name="ro1">
          <table:table-cell office:value-type="string" calcext:value-type="string">
            <text:p>https://www.springboard.com/blog/machine-learning-ai-and-data-science-newslett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9/07-15-mckinsey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9/06-10-digible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9/05-22-murmuration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9/05-06-virginia-tech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9/04-17-ten-x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19/03/7-gotchas-data-engineers-google-bigquery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19/03/odsc-difference-data-scientists-data-engineers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19/01/role-data-engineer-chang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12-14-cbh-group-sr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12-13-cummins-data-engineering-technical-specialist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12-13-cummins-data-engineering-apps-solutions-architect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12-03-ronin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10-10-a4-media-manager-machine-learning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09-28-sparkpost-data-science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09-11-mars-senior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09-10-mars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08-08-comlinkdata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05-07-midigator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jobs/18/04-04-foot-locker-data-engineer.html</text:p>
          </table:table-cell>
          <table:table-cell/>
        </table:table-row>
        <table:table-row table:style-name="ro1">
          <table:table-cell office:value-type="string" calcext:value-type="string">
            <text:p>https://jaxenter.com/data-engineering-future-importance-135597.html</text:p>
          </table:table-cell>
          <table:table-cell/>
        </table:table-row>
        <table:table-row table:style-name="ro1">
          <table:table-cell office:value-type="string" calcext:value-type="string">
            <text:p>https://www.engineeringnews.co.za/article/stellenbosch-university-starts-training-data-engineers-2019-06-11</text:p>
          </table:table-cell>
          <table:table-cell/>
        </table:table-row>
        <table:table-row table:style-name="ro1">
          <table:table-cell office:value-type="string" calcext:value-type="string">
            <text:p>https://www.dataengineeringpodcast.com/data-engineering-weekly-with-joe-crobak-episode-27/</text:p>
          </table:table-cell>
          <table:table-cell/>
        </table:table-row>
        <table:table-row table:style-name="ro1">
          <table:table-cell office:value-type="string" calcext:value-type="string">
            <text:p>https://importoioweb.staging.wpengine.com/post/data-extraction-tactics/</text:p>
          </table:table-cell>
          <table:table-cell/>
        </table:table-row>
        <table:table-row table:style-name="ro1">
          <table:table-cell office:value-type="string" calcext:value-type="string">
            <text:p>https://insidebigdata.com/2019/08/10/what-happened-to-hadoop-and-where-do-we-go-from-here/</text:p>
          </table:table-cell>
          <table:table-cell/>
        </table:table-row>
        <table:table-row table:style-name="ro1">
          <table:table-cell office:value-type="string" calcext:value-type="string">
            <text:p>https://insidebigdata.com/2019/08/06/hadoop-business-manage-data/</text:p>
          </table:table-cell>
          <table:table-cell/>
        </table:table-row>
        <table:table-row table:style-name="ro1">
          <table:table-cell office:value-type="string" calcext:value-type="string">
            <text:p>https://insidebigdata.com/white-paper/hadoop-making-most-investment/</text:p>
          </table:table-cell>
          <table:table-cell/>
        </table:table-row>
        <table:table-row table:style-name="ro1">
          <table:table-cell office:value-type="string" calcext:value-type="string">
            <text:p>https://insidebigdata.com/2019/03/31/the-power-of-crunching-big-data-effectively/</text:p>
          </table:table-cell>
          <table:table-cell/>
        </table:table-row>
        <table:table-row table:style-name="ro1">
          <table:table-cell office:value-type="string" calcext:value-type="string">
            <text:p>https://insidebigdata.com/2018/10/03/cloudera-hortonworks-marriage-edge-ai/</text:p>
          </table:table-cell>
          <table:table-cell/>
        </table:table-row>
        <table:table-row table:style-name="ro1">
          <table:table-cell office:value-type="string" calcext:value-type="string">
            <text:p>https://insidebigdata.com/2018/09/07/hadoop-service-need-hour-superior-business-solutions/</text:p>
          </table:table-cell>
          <table:table-cell/>
        </table:table-row>
        <table:table-row table:style-name="ro1">
          <table:table-cell office:value-type="string" calcext:value-type="string">
            <text:p>https://insidebigdata.com/2018/01/22/big-data-hadoop-cloud-tackling-chain-emerging-challenges/</text:p>
          </table:table-cell>
          <table:table-cell/>
        </table:table-row>
        <table:table-row table:style-name="ro1">
          <table:table-cell office:value-type="string" calcext:value-type="string">
            <text:p>https://insidebigdata.com/2019/07/31/benefits-to-consider-from-a-multi-cloud-approach/</text:p>
          </table:table-cell>
          <table:table-cell/>
        </table:table-row>
        <table:table-row table:style-name="ro1">
          <table:table-cell office:value-type="string" calcext:value-type="string">
            <text:p>https://insidebigdata.com/2018/11/13/three-keys-choosing-data-center-age-ai/</text:p>
          </table:table-cell>
          <table:table-cell/>
        </table:table-row>
        <table:table-row table:style-name="ro1">
          <table:table-cell office:value-type="string" calcext:value-type="string">
            <text:p>https://www.indeed.fr/viewjob?jk=4de01d58930afe90&amp;tk=1dmojt7ak14t3002&amp;from=serp&amp;vjs=3&amp;advn=3565145538192372&amp;adid=254279488&amp;sjdu=i6xVERweJM_pVUvgf-Mzud6v7vx4W2vba62rTobId36W2B3HgKCsQKTa30gf1JmF</text:p>
          </table:table-cell>
          <table:table-cell/>
        </table:table-row>
        <table:table-row table:style-name="ro1">
          <table:table-cell office:value-type="string" calcext:value-type="string">
            <text:p>https://www.indeed.fr/viewjob?jk=1e02b7183131b96c&amp;tk=1dmojt84b14t3000&amp;from=serp&amp;vjs=3&amp;advn=1402909195792678&amp;adid=315451741&amp;sjdu=p-bD1McbFIfWm4Hhx0Z1BjB6Rwk4Z4bEzgVQkGIZ5S53sx6MTBraegfK0MbT_7h4ZUV-IV4m_NEpYU708mW0ODjesNWERlf_xmaDjOoTKobEztHLFB9aO6ekqbRPTlTNbdOQhbt_Y9XGg4ldvpeJ44FGfJIBURFB4BUloJYzM8rtuq7FRNxiAXo1ab14iklDMSVo0AETpUHe8jlUyD50vBiZbN2QQojPPmlHa5dZULWBcsawnv_sxUuMaBby1x-3TasMAPCxKHxMQ2sQKx2GrjgD8kYAVTvhItGZT2KPA1S83DgWIvhnJJtQcgeWyfYc</text:p>
          </table:table-cell>
          <table:table-cell/>
        </table:table-row>
        <table:table-row table:style-name="ro1">
          <table:table-cell office:value-type="string" calcext:value-type="string">
            <text:p>https://www.indeed.fr/voir-emploi?cmp=Greenwaves-Technologies&amp;t=Senior+Software+Engineer+Mutiprocessor+Programming+Tools&amp;jk=d0e1404f762fb4ac&amp;sjdu=QwrRXKrqZ3CNX5W-O9jEvdFh3CpbQP80fTtbbWz6NY1NCKqBmixmsv-QMjdIp6O-ULiXWR9O3guV0Fd4jyJVQnXn1rFdrzSYyKSdd6qVAW3DvorZaBM4RxeuL9SlHtR94ede6rWlD2oB06BomT5rrg&amp;tk=1dmojtf4b1576001&amp;adid=314319394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cc1bd7a634347929&amp;tk=1dmok25n95md5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20ca2b761e0cb990&amp;tk=1dmok25n95md5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5bf08dbbf36b1734&amp;tk=1dmok25n95md5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5c194b89c448ff22&amp;tk=1dmok25n95md5801&amp;from=serp&amp;vjs=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indeed.com/viewjob?jk=eb45c62af66e1dab&amp;tk=1dmok25n95md5801&amp;from=serp&amp;vjs=3" xlink:type="simple">https://www.indeed.com/viewjob?jk=eb45c62af66e1dab&amp;tk=1dmok25n95md5801&amp;from=serp&amp;vjs=3</text:a>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89c4e5098c43d201&amp;tk=1dmok25n95md5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2e77d6602893bc35&amp;tk=1dmok25n95md5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3db9f25ec8294709&amp;tk=1dmok25n95md5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4a206b43d1e368d7&amp;tk=1dmok25n95md5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a481363d8c119d41&amp;tk=1dmok25n95md5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dzone.com/articles/4-traits-of-outstanding-data-engineers</text:p>
          </table:table-cell>
          <table:table-cell/>
        </table:table-row>
        <table:table-row table:style-name="ro1">
          <table:table-cell office:value-type="string" calcext:value-type="string">
            <text:p>https://dzone.com/articles/how-to-become-a-data-engineer</text:p>
          </table:table-cell>
          <table:table-cell/>
        </table:table-row>
        <table:table-row table:style-name="ro1">
          <table:table-cell office:value-type="string" calcext:value-type="string">
            <text:p>https://blog.panoply.io/4-traits-of-outstanding-data-engineers</text:p>
          </table:table-cell>
          <table:table-cell/>
        </table:table-row>
        <table:table-row table:style-name="ro1">
          <table:table-cell office:value-type="string" calcext:value-type="string">
            <text:p>https://www.cio.com/article/3292983/what-is-a-data-engineer.html</text:p>
          </table:table-cell>
          <table:table-cell/>
        </table:table-row>
        <table:table-row table:style-name="ro1">
          <table:table-cell office:value-type="string" calcext:value-type="string">
            <text:p>https://www.stitchdata.com/blog/5-things-you-should-know-for-career-in-data-engineering/</text:p>
          </table:table-cell>
          <table:table-cell/>
        </table:table-row>
        <table:table-row table:style-name="ro1">
          <table:table-cell office:value-type="string" calcext:value-type="string">
            <text:p>https://www.edureka.co/blog/big-data-engineer-skills/</text:p>
          </table:table-cell>
          <table:table-cell/>
        </table:table-row>
        <table:table-row table:style-name="ro1">
          <table:table-cell office:value-type="string" calcext:value-type="string">
            <text:p>https://www.quora.com/What-skills-are-required-to-become-a-data-engineer</text:p>
          </table:table-cell>
          <table:table-cell/>
        </table:table-row>
        <table:table-row table:style-name="ro1">
          <table:table-cell office:value-type="string" calcext:value-type="string">
            <text:p>https://medium.com/harlan-s-data-blog/5-characteristics-of-a-great-data-engineer-54471593add4</text:p>
          </table:table-cell>
          <table:table-cell/>
        </table:table-row>
        <table:table-row table:style-name="ro1">
          <table:table-cell office:value-type="string" calcext:value-type="string">
            <text:p>https://www.discoverdatascience.org/career-information/data-engineer/</text:p>
          </table:table-cell>
          <table:table-cell/>
        </table:table-row>
        <table:table-row table:style-name="ro1">
          <table:table-cell office:value-type="string" calcext:value-type="string">
            <text:p>https://www.mastersindatascience.org/careers/data-engineer/</text:p>
          </table:table-cell>
          <table:table-cell/>
        </table:table-row>
        <table:table-row table:style-name="ro1">
          <table:table-cell office:value-type="string" calcext:value-type="string">
            <text:p>https://www.gov.uk/government/publications/data-engineer-skills-they-need/data-engineer-skills-they-need</text:p>
          </table:table-cell>
          <table:table-cell/>
        </table:table-row>
        <table:table-row table:style-name="ro1">
          <table:table-cell office:value-type="string" calcext:value-type="string">
            <text:p>https://www.dataquest.io/blog/what-is-a-data-engineer/</text:p>
          </table:table-cell>
          <table:table-cell/>
        </table:table-row>
        <table:table-row table:style-name="ro1">
          <table:table-cell office:value-type="string" calcext:value-type="string">
            <text:p>https://www.ipvs.uni-stuttgart.de/abteilungen/de/lehre/lehrveranstaltungen/vorlesungen/SS19/VLDE</text:p>
          </table:table-cell>
          <table:table-cell/>
        </table:table-row>
        <table:table-row table:style-name="ro1">
          <table:table-cell office:value-type="string" calcext:value-type="string">
            <text:p>https://www.analyticsvidhya.com/blog/2018/11/data-engineer-comprehensive-list-resources-get-started/</text:p>
          </table:table-cell>
          <table:table-cell/>
        </table:table-row>
        <table:table-row table:style-name="ro1">
          <table:table-cell office:value-type="string" calcext:value-type="string">
            <text:p>https://www.kdnuggets.com/2019/03/building-effective-data-science-teams.html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Big_data</text:p>
          </table:table-cell>
          <table:table-cell/>
        </table:table-row>
        <table:table-row table:style-name="ro1">
          <table:table-cell office:value-type="string" calcext:value-type="string">
            <text:p>https://insights.dice.com/2014/08/21/key-skills-needed-big-data-engineers/</text:p>
          </table:table-cell>
          <table:table-cell/>
        </table:table-row>
        <table:table-row table:style-name="ro1">
          <table:table-cell office:value-type="string" calcext:value-type="string">
            <text:p>https://www.upgrad.com/blog/what-is-big-data-types-characteristics-benefits-and-examples/</text:p>
          </table:table-cell>
          <table:table-cell/>
        </table:table-row>
        <table:table-row table:style-name="ro1">
          <table:table-cell office:value-type="string" calcext:value-type="string">
            <text:p>https://www.greatlearning.in/blog/different-data-science-jobs-roles-industry/</text:p>
          </table:table-cell>
          <table:table-cell/>
        </table:table-row>
        <table:table-row table:style-name="ro1">
          <table:table-cell office:value-type="string" calcext:value-type="string">
            <text:p>https://jobs.lever.co/optimusride/dc2d83ea-b689-422c-88cb-9556df3aa2d4</text:p>
          </table:table-cell>
          <table:table-cell/>
        </table:table-row>
        <table:table-row table:style-name="ro1">
          <table:table-cell office:value-type="string" calcext:value-type="string">
            <text:p>https://www.itresumeservice.com/how_can_i_become_a_-data-engineer/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ttps://frontendmasters.com/books/front-end-handbook/2019/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com/javascript-scene/tdd-changed-my-life-5af0ce099f80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insights.stackoverflow.com/survey/2019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ere-are-some-app-ideas-you-can-build-to-level-up-your-coding-skills-39618291f672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dev.to/kenbellows/stop-using-so-many-divs-an-intro-to-semantic-html-3i9i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www.twilio.com/blog/a-http-headers-for-the-responsible-developer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jakearchibald.com/2019/f1-perf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ow-to-be-a-great-programmer-34939494996d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ow-to-be-a-great-programmer-34939494996d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com/the-telegraph-engineering/improving-third-party-web-performance-at-the-telegraph-a0a1000be5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am-i-a-real-software-engineer-yet-a0f38a2248c0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com/tech-tajawal/modern-frontend-developer-in-2018-4c2072fa2b9c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ow-to-think-like-a-programmer-lessons-in-problem-solving-d1d8bf1de7d2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the-main-pillars-of-learning-programming-and-why-beginners-should-master-them-e04245c17c56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developers.google.com/web/updates/2018/05/lighthouse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3perf.com/talks/web-perf-101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www.youtube.com/watch?v=reztLS3vomE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www.smashingmagazine.com/2018/01/front-end-performance-checklist-2018-pdf-pages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com/dev-channel/a-netflix-web-performance-case-study-c0bcde26a9d9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github.com/thedaviddias/Front-End-Design-Checklist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ow-to-write-a-good-software-design-document-66fcf019569c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blog.bitsrc.io/solid-principles-every-developer-should-know-b3bfa96bb688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focus-and-deep-work-your-secret-weapons-to-becoming-a-10x-developer-8e203a6ad291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com/sketchdeck-developer-blog/what-i-wish-i-knew-when-i-became-cto-fdc934b790e3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hackernoon.com/the-effective-tech-lead-is-a-100x-engineer-fe49c0372a63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com/s/story/what-truly-makes-a-senior-developer-74b608847d7e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www.ybrikman.com/writing/2018/08/12/the-10-to-1-rule-of-writing-and-programming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levelup.gitconnected.com/the-problem-you-solve-is-more-important-than-the-code-you-write-d0e5493132c6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://blog.codepipes.com/testing/software-testing-antipatterns.html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github.com/yangshun/front-end-interview-handbook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30secondsofinterviews.org/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hackernoon.com/50-data-structure-and-algorithms-interview-questions-for-programmers-b4b1ac61f5b0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ow-i-applied-lessons-learned-from-a-failed-technical-interview-to-get-5-job-offers-656fcf58034d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stories-from-300-developers-who-got-their-first-tech-job-in-their-30s-40s-and-50s-64306eb6bb27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ow-i-landed-a-full-stack-developer-job-without-a-tech-degree-or-work-experience-6add97be2051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ow-i-switched-careers-and-got-a-developer-job-in-10-months-a-true-story-b8895e855a8b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ow-to-become-a-git-expert-e7c38bf54826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how-not-to-be-afraid-of-git-anymore-fe1da7415286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an-introduction-to-git-merge-and-rebase-what-they-are-and-how-to-use-them-131b863785f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developers.google.com/web/updates/2018/09/inside-browser-part1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blog.logrocket.com/how-browser-rendering-works-behind-the-scenes-6782b0e8fb10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developers.google.com/web/tools/chrome-devtools/speed/get-started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cool-chrome-devtools-tips-and-tricks-you-wish-you-knew-already-f54f65df88d2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dev.to/goenning/how-we-reduced-our-initial-jscss-size-by-67-3ac0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dev.to/kbk0125/web-caching-explained-by-buying-milk-at-the-supermarket-9k4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freshman.tech/image-optimisation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www.smashingmagazine.com/2018/11/guide-pwa-progressive-web-applications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com/@firt/progressive-web-apps-on-ios-are-here-d00430dee3a7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progressive-web-apps-101-the-what-why-and-how-4aa5e9065ac2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immensely-upgrade-your-development-environment-with-these-visual-studio-code-extensions-9cd790478530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jakearchibald.com/2018/i-discovered-a-browser-bug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medium.freecodecamp.org/a-quick-introduction-to-web-security-f90beaf4dd41?utm_source=mybridge&amp;utm_medium=blog&amp;utm_campaign=read_more</text:p>
          </table:table-cell>
          <table:table-cell/>
        </table:table-row>
        <table:table-row table:style-name="ro1">
          <table:table-cell office:value-type="string" calcext:value-type="string">
            <text:p>https://www.entrepreneur.com/article/330077</text:p>
          </table:table-cell>
          <table:table-cell/>
        </table:table-row>
        <table:table-row table:style-name="ro1">
          <table:table-cell office:value-type="string" calcext:value-type="string">
            <text:p>https://www.entrepreneur.com/article/324834</text:p>
          </table:table-cell>
          <table:table-cell/>
        </table:table-row>
        <table:table-row table:style-name="ro1">
          <table:table-cell office:value-type="string" calcext:value-type="string">
            <text:p>https://hacks.mozilla.org/2018/10/webassemblys-post-mvp-future/?utm_source=gitconnected&amp;utm_medium=blog&amp;utm_campaign=read_more&amp;source=post_page-----bd5c3900110b----------------------</text:p>
          </table:table-cell>
          <table:table-cell/>
        </table:table-row>
        <table:table-row table:style-name="ro1">
          <table:table-cell office:value-type="string" calcext:value-type="string">
            <text:p>https://codeburst.io/ultimate-web-development-tips-and-resources-c69ae1c04726</text:p>
          </table:table-cell>
          <table:table-cell/>
        </table:table-row>
        <table:table-row table:style-name="ro1">
          <table:table-cell office:value-type="string" calcext:value-type="string">
            <text:p>https://medium.com/the-vue-point/plans-for-the-next-iteration-of-vue-js-777ffea6fabf</text:p>
          </table:table-cell>
          <table:table-cell/>
        </table:table-row>
        <table:table-row table:style-name="ro1">
          <table:table-cell office:value-type="string" calcext:value-type="string">
            <text:p>https://medium.com/@addyosmani/the-cost-of-javascript-in-2018-7d8950fbb5d4</text:p>
          </table:table-cell>
          <table:table-cell/>
        </table:table-row>
        <table:table-row table:style-name="ro1">
          <table:table-cell office:value-type="string" calcext:value-type="string">
            <text:p>https://medium.com/google-design/google-photos-45b714dfbed1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the-complete-javascript-handbook-f26b2c71719c/?source=post_page-----bd5c3900110b----------------------</text:p>
          </table:table-cell>
          <table:table-cell/>
        </table:table-row>
        <table:table-row table:style-name="ro1">
          <table:table-cell office:value-type="string" calcext:value-type="string">
            <text:p>http://stephenmann.io/post/whats-in-a-production-web-application/?source=post_page-----bd5c3900110b----------------------</text:p>
          </table:table-cell>
          <table:table-cell/>
        </table:table-row>
        <table:table-row table:style-name="ro1">
          <table:table-cell office:value-type="string" calcext:value-type="string">
            <text:p>https://www.nytimes.com/2018/12/17/science/donald-knuth-computers-algorithms-programming.html?source=post_page-----bd5c3900110b----------------------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how-i-went-from-newbie-to-software-engineer-in-9-months-while-working-full-time-460bd8485847/?source=post_page-----bd5c3900110b----------------------</text:p>
          </table:table-cell>
          <table:table-cell/>
        </table:table-row>
        <table:table-row table:style-name="ro1">
          <table:table-cell office:value-type="string" calcext:value-type="string">
            <text:p>https://skillcrush.com/2019/03/19/how-to-start-a-web-developer-career/</text:p>
          </table:table-cell>
          <table:table-cell/>
        </table:table-row>
        <table:table-row table:style-name="ro1">
          <table:table-cell office:value-type="string" calcext:value-type="string">
            <text:p>https://www.careeraddict.com/become-web-developer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b5af849b94116ca4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f2dcb004b16912dd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4644603f030df59e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d0b599771dbacd90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ba532fe860813614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97a93c67e6bb8e08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84562d1b5f2c0a70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3c4592f659c4b799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9af10c32b2467b99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bcfdd96f573e0373&amp;tk=1dmqcqhd5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9678bda350d5b91f&amp;tk=1dmqcre1c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8d6f19f1305c78d2&amp;tk=1dmqcre1c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e307573b2785e504&amp;tk=1dmqcre1c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1560be301dc720df&amp;tk=1dmqcre1c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3841d4a1cef13a40&amp;tk=1dmqcre1c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c3ed1292308b9dcd&amp;tk=1dmqcre1c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www.indeed.com/viewjob?jk=8ecb6341755511ee&amp;tk=1dmqcre1cnn0l801&amp;from=serp&amp;vjs=3</text:p>
          </table:table-cell>
          <table:table-cell/>
        </table:table-row>
        <table:table-row table:style-name="ro1">
          <table:table-cell office:value-type="string" calcext:value-type="string">
            <text:p>https://careerfoundry.com/en/blog/web-development/how-to-get-your-first-web-developer-job-the-ultimate-guide-for-junior-developers/</text:p>
          </table:table-cell>
          <table:table-cell/>
        </table:table-row>
        <table:table-row table:style-name="ro1">
          <table:table-cell office:value-type="string" calcext:value-type="string">
            <text:p>https://www.wildcodeschool.com/en-GB/jobs/web-developer-job</text:p>
          </table:table-cell>
          <table:table-cell/>
        </table:table-row>
        <table:table-row table:style-name="ro1">
          <table:table-cell office:value-type="string" calcext:value-type="string">
            <text:p>https://www.thebalancecareers.com/web-developer-job-description-salary-and-skills-2061841</text:p>
          </table:table-cell>
          <table:table-cell/>
        </table:table-row>
        <table:table-row table:style-name="ro1">
          <table:table-cell office:value-type="string" calcext:value-type="string">
            <text:p>https://www.reed.co.uk/jobs/senior-web-developer/38943170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net-developer/38965744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21981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90373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702009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33314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90850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06089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87748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76987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51767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75132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57389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68446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58402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552819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04249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89198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61874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00743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82014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100183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86906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18293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21921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43692?source=searchResults#/jobs/web-developer-jobs</text:p>
          </table:table-cell>
          <table:table-cell/>
        </table:table-row>
        <table:table-row table:style-name="ro1">
          <table:table-cell office:value-type="string" calcext:value-type="string">
            <text:p>https://www.reed.co.uk/jobs/php-developer/39010521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net-developer/39087429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71066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62878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11294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57600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92283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48114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15364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63179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87605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03417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757902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11849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26259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38384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16013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827250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13865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100287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74723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87375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56771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80333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8964810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59715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eed.co.uk/jobs/web-developer/39067207?source=searchResults#/jobs/web-developer-jobs?pageno=2</text:p>
          </table:table-cell>
          <table:table-cell/>
        </table:table-row>
        <table:table-row table:style-name="ro1">
          <table:table-cell office:value-type="string" calcext:value-type="string">
            <text:p>https://www.randstad.ca/jobs/sr-web-developer-markham_markham_2165399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web-developer_charlottetown_2185415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senior-web-developer_charlottetown_2185531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front-end-web-developer-6-months-_toronto_2187238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web-developer_st-johns_2189007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web-application-developer_new-westminster_2186412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intermediate-web-app-developer_vaughan_2185724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software-developer-web-applications-edmonton_edmonton_2186169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sr-webmobile-developer_montreal_2185695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test-automation-developer-web-services-tester-mississauga_mississauga_2186854proen/</text:p>
          </table:table-cell>
          <table:table-cell/>
        </table:table-row>
        <table:table-row table:style-name="ro1">
          <table:table-cell office:value-type="string" calcext:value-type="string">
            <text:p>https://www.prospects.ac.uk/job-profiles/web-developer</text:p>
          </table:table-cell>
          <table:table-cell/>
        </table:table-row>
        <table:table-row table:style-name="ro1">
          <table:table-cell office:value-type="string" calcext:value-type="string">
            <text:p>https://www.randstad.ca/jobs/web-application-developer-react-javascript-angular-and-more_calgary_2182610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senior-full-stack-developer-bilingual_mirabel_2186822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full-stack-developers-java-or-net-on-demand_halifax_2184451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senior-net-developer-on-demand_halifax_2176372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software-developper-user-experience-1409_montreal_2186708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sr-programmerdeveloper-java-j2ee-x-2_toronto_2187726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full-stack-developer_london_2186556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c-developer_halifax_2186862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senior-net-developer_halifax_2188219proen/</text:p>
          </table:table-cell>
          <table:table-cell/>
        </table:table-row>
        <table:table-row table:style-name="ro1">
          <table:table-cell office:value-type="string" calcext:value-type="string">
            <text:p>https://www.randstad.ca/jobs/junior-full-stack-developer_toronto_2173466proen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09:44:37.895152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2:24:31.547887793</meta:creation-date>
    <dc:date>2019-10-10T10:47:33.303591816</dc:date>
    <meta:editing-duration>PT13M55S</meta:editing-duration>
    <meta:editing-cycles>5</meta:editing-cycles>
    <meta:generator>LibreOffice/6.0.7.3$Linux_X86_64 LibreOffice_project/00m0$Build-3</meta:generator>
    <meta:document-statistic meta:table-count="1" meta:cell-count="863" meta:object-count="0"/>
  </office:meta>
</office:document-meta>
</file>